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er Roman" svg:font-family="'Times Newer Roman'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Times Newer Roman" officeooo:paragraph-rsid="0018fc00"/>
    </style:style>
    <style:style style:name="P2" style:family="paragraph" style:parent-style-name="Text_20_body">
      <style:text-properties style:font-name="Times Newer Roman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text-indent="0in" style:auto-text-indent="false"/>
    </style:style>
    <style:style style:name="P5" style:family="paragraph" style:parent-style-name="Text_20_body">
      <style:text-properties officeooo:paragraph-rsid="0018fc00"/>
    </style:style>
    <style:style style:name="P6" style:family="paragraph" style:parent-style-name="Text_20_body">
      <style:paragraph-properties fo:break-before="page"/>
      <style:text-properties officeooo:paragraph-rsid="0018fc00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Times Newer Roman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style:font-name="Times Newer Roman"/>
    </style:style>
    <style:style style:name="P11" style:family="paragraph" style:parent-style-name="Text_20_body">
      <style:text-properties style:font-name="Times Newer Roman" officeooo:paragraph-rsid="0018008d"/>
    </style:style>
    <style:style style:name="T1" style:family="text">
      <style:text-properties officeooo:rsid="0018fc00"/>
    </style:style>
    <style:style style:name="T2" style:family="text">
      <style:text-properties style:font-name="Times Newer Roman"/>
    </style:style>
    <style:style style:name="T3" style:family="text">
      <style:text-properties style:font-name="Times Newer Roman" officeooo:rsid="0018fc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<text:tab/>: <text:s/><text:span text:style-name="T1">Indrawan Lisanto</text:span></text:p>
      <text:p text:style-name="P1">NIM <text:tab/>: 053724113</text:p>
      <text:p text:style-name="P1">Prodi<text:tab/>: Sistem Informasi</text:p>
      <text:p text:style-name="P1">UPBJJ <text:tab/>: Jakarta</text:p>
      <text:p text:style-name="P1"/>
      <text:p text:style-name="Text_20_body"><text:span text:style-name="Strong_20_Emphasis"><text:span text:style-name="T2">Soal:</text:span></text:span><text:span text:style-name="T2"> Tentukan hasil dari substitusi berikut: </text:span><text:span text:style-name="Source_20_Text"><text:span text:style-name="T2">{((P and Q) or (not Q and R)) if and only if (not P or (Q and R))} ◃ {(P or S)↔(Q and R), not S↔(P or Q)}</text:span></text:span></text:p>
      <text:p text:style-name="Text_20_body"><text:span text:style-name="Strong_20_Emphasis"><text:span text:style-name="T2">Jawaban:</text:span></text:span></text:p>
      <text:p text:style-name="P2">Tugas ini meminta kita untuk melakukan substitusi sintaksis pada ekspresi logika utama berdasarkan dua ekuivalensi yang diberikan.</text:p>
      <text:p text:style-name="Text_20_body"><text:span text:style-name="Strong_20_Emphasis"><text:span text:style-name="T2">1. Identifikasi Komponen Ekspresi</text:span></text:span></text:p>
      <text:p text:style-name="P2">Kita dapat mengidentifikasi tiga komponen utama dari soal:</text:p>
      <text:list text:style-name="L1">
        <text:list-item>
          <text:p text:style-name="P3"><text:span text:style-name="Strong_20_Emphasis"><text:span text:style-name="T2">Formula Awal (F):</text:span></text:span><text:span text:style-name="T2"> Ini adalah ekspresi logika yang akan dimodifikasi. F=((P∧Q)∨(¬Q∧R))↔(¬P∨(Q∧R))</text:span></text:p>
        </text:list-item>
        <text:list-item>
          <text:p text:style-name="P3"><text:span text:style-name="Strong_20_Emphasis"><text:span text:style-name="T2">Ekuivalensi Pertama (g1):</text:span></text:span><text:span text:style-name="T2"> Ini menyediakan aturan substitusi pertama. g1=(P∨S)↔(Q∧R)</text:span></text:p>
        </text:list-item>
        <text:list-item>
          <text:p text:style-name="P3"><text:span text:style-name="Strong_20_Emphasis"><text:span text:style-name="T2">Ekuivalensi Kedua (g2):</text:span></text:span><text:span text:style-name="T2"> Ini menyediakan aturan substitusi kedua. g2=¬S↔(P∨Q)</text:span></text:p>
        </text:list-item>
      </text:list>
      <text:p text:style-name="Text_20_body"><text:span text:style-name="T2"/></text:p>
      <text:p text:style-name="Text_20_body"><text:span text:style-name="Strong_20_Emphasis"><text:span text:style-name="T2">2. Menentukan Aturan Substitusi dari Ekuivalensi</text:span></text:span></text:p>
      <text:p text:style-name="P2">Dari ekuivalensi yang diberikan, kita dapat menurunkan aturan penggantian (substitusi):</text:p>
      <text:list text:style-name="L2">
        <text:list-item>
          <text:p text:style-name="P4"><text:span text:style-name="T2">Dari g1=(P∨S)↔(Q∧R): Ekuivalensi ini berarti bahwa sub-ekspresi </text:span><text:span text:style-name="Source_20_Text"><text:span text:style-name="T2">(P ∨ S)</text:span></text:span><text:span text:style-name="T2"> secara logika setara dengan </text:span><text:span text:style-name="Source_20_Text"><text:span text:style-name="T2">(Q ∧ R)</text:span></text:span><text:span text:style-name="T2">. Untuk tujuan substitusi ke dalam </text:span><text:span text:style-name="Source_20_Text"><text:span text:style-name="T2">F</text:span></text:span><text:span text:style-name="T2">, kita bisa memilih untuk mengganti salah satu dengan yang lainnya. Dalam konteks ini, kita akan mencoba mencari apakah </text:span><text:span text:style-name="Source_20_Text"><text:span text:style-name="T2">(Q ∧ R)</text:span></text:span><text:span text:style-name="T2"> atau </text:span><text:span text:style-name="Source_20_Text"><text:span text:style-name="T2">(P ∨ S)</text:span></text:span><text:span text:style-name="T2"> ada di </text:span><text:span text:style-name="Source_20_Text"><text:span text:style-name="T2">F</text:span></text:span><text:span text:style-name="T2"> untuk digantikan. Mari kita tetapkan untuk menggunakan ini sebagai potensi penggantian </text:span><text:span text:style-name="Source_20_Text"><text:span text:style-name="T2">(Q ∧ R)</text:span></text:span><text:span text:style-name="T2"> dengan </text:span><text:span text:style-name="Source_20_Text"><text:span text:style-name="T2">(P ∨ S)</text:span></text:span><text:span text:style-name="T2">, atau sebaliknya, tergantung mana yang ditemukan di </text:span><text:span text:style-name="Source_20_Text"><text:span text:style-name="T2">F</text:span></text:span><text:span text:style-name="T2">. Berdasarkan struktur </text:span><text:span text:style-name="Source_20_Text"><text:span text:style-name="T2">F</text:span></text:span><text:span text:style-name="T2">, kita akan fokus pada penggantian </text:span><text:span text:style-name="Source_20_Text"><text:span text:style-name="T2">(Q ∧ R)</text:span></text:span><text:span text:style-name="T2"> dengan </text:span><text:span text:style-name="Source_20_Text"><text:span text:style-name="T2">(P ∨ S)</text:span></text:span><text:span text:style-name="T2">. Jadi, aturan yang akan kita coba terapkan adalah: </text:span><text:span text:style-name="Strong_20_Emphasis"><text:span text:style-name="T2">Aturan 1:</text:span></text:span><text:span text:style-name="T2"> Ganti </text:span><text:span text:style-name="Source_20_Text"><text:span text:style-name="T2">(Q ∧ R)</text:span></text:span><text:span text:style-name="T2"> dengan </text:span><text:span text:style-name="Source_20_Text"><text:span text:style-name="T2">(P ∨ S)</text:span></text:span><text:span text:style-name="T2">.</text:span></text:p>
        </text:list-item>
        <text:list-item>
          <text:p text:style-name="P4"><text:span text:style-name="T2">Dari g2=¬S↔(P∨Q): Demikian pula, ekuivalensi ini berarti </text:span><text:span text:style-name="Source_20_Text"><text:span text:style-name="T2">¬S</text:span></text:span><text:span text:style-name="T2"> setara dengan </text:span><text:span text:style-name="Source_20_Text"><text:span text:style-name="T2">(P ∨ Q)</text:span></text:span><text:span text:style-name="T2">. Aturan substitusi yang bisa diturunkan adalah: </text:span><text:span text:style-name="Strong_20_Emphasis"><text:span text:style-name="T2">Aturan 2:</text:span></text:span><text:span text:style-name="T2"> Ganti </text:span><text:span text:style-name="Source_20_Text"><text:span text:style-name="T2">(P ∨ Q)</text:span></text:span><text:span text:style-name="T2"> dengan </text:span><text:span text:style-name="Source_20_Text"><text:span text:style-name="T2">¬S</text:span></text:span><text:span text:style-name="T2"> (atau sebaliknya).</text:span></text:p>
        </text:list-item>
      </text:list>
      <text:p text:style-name="P5"><text:span text:style-name="Strong_20_Emphasis"><text:span text:style-name="T2"/></text:span></text:p>
      <text:p text:style-name="P6"><text:span text:style-name="Strong_20_Emphasis"><text:span text:style-name="T2">3. Proses Substitusi pada Formula Awal (F)</text:span></text:span></text:p>
      <text:p text:style-name="Text_20_body"><text:span text:style-name="T3">M</text:span><text:span text:style-name="T2">emeriksa Formula Awal </text:span><text:span text:style-name="Source_20_Text"><text:span text:style-name="T2">F</text:span></text:span><text:span text:style-name="T2"> untuk melihat apakah Aturan 1 atau Aturan 2 dapat diterapkan:</text:span></text:p>
      <text:p text:style-name="P7">F=((P∧Q)∨(¬Q∧R))↔(¬P∨(Q∧R))</text:p>
      <text:list text:style-name="L3">
        <text:list-item>
          <text:p text:style-name="P8"><text:span text:style-name="Strong_20_Emphasis"><text:span text:style-name="T2">Penerapan Aturan 1:</text:span></text:span><text:span text:style-name="T2"> Kita mencari sub-ekspresi </text:span><text:span text:style-name="Source_20_Text"><text:span text:style-name="T2">(Q ∧ R)</text:span></text:span><text:span text:style-name="T2"> dalam </text:span><text:span text:style-name="Source_20_Text"><text:span text:style-name="T2">F</text:span></text:span><text:span text:style-name="T2">.</text:span></text:p>
          <text:list>
            <text:list-item>
              <text:p text:style-name="P9"><text:span text:style-name="T2">Sub-ekspresi </text:span><text:span text:style-name="Source_20_Text"><text:span text:style-name="T2">(Q ∧ R)</text:span></text:span><text:span text:style-name="T2"> ditemukan satu kali dalam </text:span><text:span text:style-name="Source_20_Text"><text:span text:style-name="T2">F</text:span></text:span><text:span text:style-name="T2">, yaitu pada bagian </text:span><text:span text:style-name="Source_20_Text"><text:span text:style-name="T2">(¬P ∨ (Q ∧ R))</text:span></text:span><text:span text:style-name="T2">. </text:span></text:p>
            </text:list-item>
            <text:list-item>
              <text:p text:style-name="P10">Kita akan menerapkan Aturan 1 di sini. </text:p>
            </text:list-item>
          </text:list>
        </text:list-item>
        <text:list-item>
          <text:p text:style-name="P8"><text:span text:style-name="Strong_20_Emphasis"><text:span text:style-name="T2">Penerapan Aturan 2:</text:span></text:span><text:span text:style-name="T2"> Kita mencari sub-ekspresi </text:span><text:span text:style-name="Source_20_Text"><text:span text:style-name="T2">(P ∨ Q)</text:span></text:span><text:span text:style-name="T2"> dalam </text:span><text:span text:style-name="Source_20_Text"><text:span text:style-name="T2">F</text:span></text:span><text:span text:style-name="T2">.</text:span></text:p>
          <text:list>
            <text:list-item>
              <text:p text:style-name="P9"><text:span text:style-name="T2">Sub-ekspresi </text:span><text:span text:style-name="Source_20_Text"><text:span text:style-name="T2">(P ∨ Q)</text:span></text:span><text:span text:style-name="T2"> tidak ditemukan secara eksplisit dalam bentuk tersebut di </text:span><text:span text:style-name="Source_20_Text"><text:span text:style-name="T2">F</text:span></text:span><text:span text:style-name="T2">. </text:span></text:p>
            </text:list-item>
            <text:list-item>
              <text:p text:style-name="P8"><text:span text:style-name="T2">Oleh karena itu, Aturan 2 tidak dapat diterapkan secara langsung pada </text:span><text:span text:style-name="Source_20_Text"><text:span text:style-name="T2">F</text:span></text:span><text:span text:style-name="T2">. </text:span></text:p>
            </text:list-item>
          </text:list>
        </text:list-item>
      </text:list>
      <text:p text:style-name="Text_20_body"><text:span text:style-name="Strong_20_Emphasis"><text:span text:style-name="T2">4. Melakukan Substitusi</text:span></text:span></text:p>
      <text:p text:style-name="Text_20_body"><text:span text:style-name="T3">M</text:span><text:span text:style-name="T2">enerapkan Aturan 1 pada </text:span><text:span text:style-name="Source_20_Text"><text:span text:style-name="T2">F</text:span></text:span><text:span text:style-name="T2">: Ganti </text:span><text:span text:style-name="Source_20_Text"><text:span text:style-name="T2">(Q ∧ R)</text:span></text:span><text:span text:style-name="T2"> dalam </text:span><text:span text:style-name="Source_20_Text"><text:span text:style-name="T2">F</text:span></text:span><text:span text:style-name="T2"> dengan </text:span><text:span text:style-name="Source_20_Text"><text:span text:style-name="T2">(P ∨ S)</text:span></text:span><text:span text:style-name="T2">.</text:span></text:p>
      <text:p text:style-name="P7">Formula Awal: F=((P∧Q)∨(¬Q∧R))↔(¬P∨(Q∧R))</text:p>
      <text:p text:style-name="P7">Setelah substitusi: Fsubstitusi​=((P∧Q)∨(¬Q∧R))↔(¬P∨(P∨S))</text:p>
      <text:p text:style-name="Text_20_body"><text:span text:style-name="Strong_20_Emphasis"><text:span text:style-name="T2">5. Hasil Akhir Substitusi</text:span></text:span></text:p>
      <text:p text:style-name="Text_20_body"><text:span text:style-name="Source_20_Text"><text:span text:style-name="T2">((P and Q) or (not Q and R)) if and only if (not P or (P or S))</text:span></text:span></text:p>
      <text:p text:style-name="P2">atau dalam notasi simbolik:</text:p>
      <text:p text:style-name="P7">((P∧Q)∨(¬Q∧R))↔(¬P∨(P∨S))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er Roman" svg:font-family="'Times Newer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Sans NF1" style:font-family-complex="'NotoSans NF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Sans NF1" style:font-family-complex="'NotoSans NF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ndrawan Lisanto</meta:initial-creator>
    <meta:creation-date>2025-05-24T04:00:41.132038730</meta:creation-date>
    <dc:date>2025-05-24T04:18:07.182114279</dc:date>
    <dc:creator>Indrawan Lisanto</dc:creator>
    <meta:editing-duration>PT7M14S</meta:editing-duration>
    <meta:editing-cycles>1</meta:editing-cycles>
    <meta:document-statistic meta:table-count="0" meta:image-count="0" meta:object-count="0" meta:page-count="2" meta:paragraph-count="33" meta:word-count="417" meta:character-count="2556" meta:non-whitespace-character-count="2148"/>
    <meta:generator>LibreOffice/25.2.3.2$Linux_X86_64 LibreOffice_project/520$Build-2</meta:generator>
  </office:meta>
</office:document-meta>
</file>